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agmatic Rus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How to write lot of code in Rust with little effort</text:p>
            <text:p>By Sven Nils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ust is a different programming language</text:p>
              </text:list-item>
              <text:list-item>
                <text:p>Syntax is often broken between versions</text:p>
              </text:list-item>
              <text:list-item>
                <text:p>Bugs in the compiler</text:p>
              </text:list-item>
              <text:list-item>
                <text:p>Uses generics interference a lot</text:p>
              </text:list-item>
              <text:list-item>
                <text:p>Traits separates implementation from types</text:p>
              </text:list-item>
              <text:list-item>
                <text:p>Methods need to load into scope</text:p>
              </text:list-item>
              <text:list-item>
                <text:p>One file per module l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tural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rite small, orthogonal libraries</text:p>
                <text:list>
                  <text:list-item>
                    <text:p>Reduces compilation &amp; unit testing time</text:p>
                  </text:list-item>
                  <text:list-item>
                    <text:p>Dependency hell unavoidable</text:p>
                  </text:list-item>
                  <text:list-item>
                    <text:p>Easier for prototyping</text:p>
                  </text:list-item>
                </text:list>
              </text:list-item>
              <text:list-item>
                <text:p>Contribute to open source</text:p>
                <text:list>
                  <text:list-item>
                    <text:p>You will be outpaced if working alone</text:p>
                  </text:list-item>
                  <text:list-item>
                    <text:p>Expect to follow moving targets</text:p>
                  </text:list-item>
                  <text:list-item>
                    <text:p>Practice communication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ning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ontrol the ends</text:p>
                <text:list>
                  <text:list-item>
                    <text:p>Business plan</text:p>
                  </text:list-item>
                  <text:list-item>
                    <text:p>Marketing plan</text:p>
                  </text:list-item>
                  <text:list-item>
                    <text:p>Life optimization</text:p>
                  </text:list-item>
                </text:list>
              </text:list-item>
              <text:list-item>
                <text:p>External goals</text:p>
                <text:list>
                  <text:list-item>
                    <text:p>Make money, do not make it personal</text:p>
                  </text:list-item>
                </text:list>
              </text:list-item>
              <text:list-item>
                <text:p>Internal goals</text:p>
                <text:list>
                  <text:list-item>
                    <text:p>Increase your 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ily Schedu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ow long will it take to finish?</text:p>
                <text:list>
                  <text:list-item>
                    <text:p>Pick tasks that can be completed in a day</text:p>
                  </text:list-item>
                  <text:list-item>
                    <text:p>Unfinished tasks are forgotten tasks</text:p>
                  </text:list-item>
                  <text:list-item>
                    <text:p>Be smart enough to see disadvantages</text:p>
                  </text:list-item>
                </text:list>
              </text:list-item>
              <text:list-item>
                <text:p>Keep tabs open on the work</text:p>
                <text:list>
                  <text:list-item>
                    <text:p>Trick yourself to be productive</text:p>
                  </text:list-item>
                  <text:list-item>
                    <text:p>Think twice before opening new web page</text:p>
                  </text:list-item>
                  <text:list-item>
                    <text:p>Bookmark useful links</text:p>
                  </text:list-item>
                  <text:list-item>
                    <text:p>Create your own cockp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tal Overloa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st is complicated</text:p>
                <text:list>
                  <text:list-item>
                    <text:p>Different kinds of pointers</text:p>
                  </text:list-item>
                  <text:list-item>
                    <text:p>Lifetimes</text:p>
                  </text:list-item>
                  <text:list-item>
                    <text:p>Generics</text:p>
                  </text:list-item>
                </text:list>
              </text:list-item>
              <text:list-item>
                <text:p>Rust is transparent</text:p>
                <text:list>
                  <text:list-item>
                    <text:p>Seeing all the source code is scary</text:p>
                  </text:list-item>
                  <text:list-item>
                    <text:p>Good documentation is a requirement</text:p>
                  </text:list-item>
                  <text:list-item>
                    <text:p>Talking about it with others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23:20:42</meta:creation-date>
    <dc:date>2014-03-12T00:49:57</dc:date>
    <meta:editing-duration>PT43M29S</meta:editing-duration>
    <meta:editing-cycles>3</meta:editing-cycles>
    <meta:generator>LibreOffice/3.6$Linux_X86_64 LibreOffice_project/360m1$Build-2</meta:generator>
    <meta:document-statistic meta:object-count="45"/>
  </office:meta>
</office:document-meta>
</file>